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simplistic model of a cubic ion trap is designed to introduce scientists and students to ion cyclotron resonance phenomenon. <text:s/>By employing Easy Java Simulations (EJS), we were able to generate 3-D model of a cubic ion trap used for Fourier transform ion cyclotron resonance mass spectrometry. By combining Netwon's 2<text:span text:style-name="T1">nd</text:span> law of motion with the Lorentz Force, we gain the theoretical <text:s/>expression of “ion cyclotron frequency”. When this equation is combined with physical understandings from the Lorentz force, we can create a instrument that given a constant magnetic field and the appropriate electric fields for trapping and excitation, will trap and excite a target ion. <text:s/>While this model does not currently Fourier transform the data generated to return the m/z ratio of the ions, it models all the physical aspects that lead to the discrete time voltage signal that is transformed into m/z spectra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6T00:15:28.69</meta:creation-date>
    <dc:date>2011-03-16T16:30:47.80</dc:date>
    <meta:editing-duration>PT03H41M34S</meta:editing-duration>
    <meta:editing-cycles>10</meta:editing-cycles>
    <meta:generator>OpenOffice.org/3.2$Win32 OpenOffice.org_project/320m18$Build-9502</meta:generator>
    <dc:creator>Aaron Robinson</dc:creator>
    <meta:document-statistic meta:table-count="0" meta:image-count="0" meta:object-count="0" meta:page-count="1" meta:paragraph-count="1" meta:word-count="146" meta:character-count="905"/>
  </office:meta>
</office:document-meta>
</file>